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RESIONES REGULARES</text:p>
      <text:p text:style-name="Standard"/>
      <text:p text:style-name="Standard"><text:span text:style-name="T1">1.- </text:span>Crea varías ventanas que pidan al usuario su nombre, apellido, teléfono, dni y correo electrónico. Comprueba mediante expresiones regulares que:</text:p>
      <text:list xml:id="list11279159611" text:style-name="L1">
        <text:list-item>
          <text:p text:style-name="P4">Nombre y apellido no tengan números y no estén vacíos.</text:p>
        </text:list-item>
        <text:list-item>
          <text:p text:style-name="P4">Que el DNI sea de la forma nueve digitos + letra</text:p>
        </text:list-item>
        <text:list-item>
          <text:p text:style-name="P4">Que el teléfono tenga nueve digitos exclusivamente.</text:p>
        </text:list-item>
        <text:list-item>
          <text:p text:style-name="P4">Que el correo electrónico sea de la forma texto@texto.texto</text:p>
        </text:list-item>
      </text:list>
      <text:p text:style-name="Standard"/>
      <text:p text:style-name="Standard"/>
      <text:p text:style-name="P1">DOM</text:p>
      <text:p text:style-name="Standard"/>
      <text:p text:style-name="Standard"><text:span text:style-name="T1">2.-</text:span> Crear una página con un texto y que ejecute dos scripts. El primero lanzará una ventana avisando que va a desaparecer el texto de la página y el segundo script avisará del cambio. </text:p>
      <text:p text:style-name="Standard"/>
      <text:p text:style-name="Standard"><text:span text:style-name="T1">3.- </text:span>Dado un texto, calcular el número de enlaces que hay en él, donde apunta un enlace concreto (Por ejemplo el penúltimo), cuántos enlaces apuntan a un sitio en concreto y el número de enlaces de un párrafo en concreto.</text:p>
      <text:p text:style-name="Standard"/>
      <text:p text:style-name="Standard"><text:span text:style-name="T1">4.- </text:span>Crear un texto en una página que sólo será visible al pulsar sobre un enlace previo.</text:p>
      <text:p text:style-name="Standard"/>
      <text:p text:style-name="Standard"><text:span text:style-name="T1">5.- </text:span>Crear una lista y un botón de forma que cada vez que pulsemos el botón añadamos a la lista dos elementos más a la lista, especificados en el código HTM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CRONYM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1-10-24T22:33:27</meta:creation-date>
    <dc:date>2012-10-03T08:40:30</dc:date>
    <meta:editing-duration>PT3H37M3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1" meta:word-count="187" meta:character-count="1037" meta:non-whitespace-character-count="864"/>
  </office:meta>
</office:document-meta>
</file>